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3715a" draw:textarea-horizontal-align="justify" draw:textarea-vertical-align="middle" draw:auto-grow-height="false" fo:min-height="4.83cm" fo:min-width="7.501cm"/>
    </style:style>
    <style:style style:name="gr2" style:family="graphic" style:parent-style-name="standard">
      <style:graphic-properties draw:fill-color="#d99116" draw:textarea-horizontal-align="justify" draw:textarea-vertical-align="middle" draw:auto-grow-height="false" fo:min-height="1.274cm" fo:min-width="2.04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38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04cm" fo:min-width="0.135cm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62a73b" draw:textarea-horizontal-align="justify" draw:textarea-vertical-align="middle" draw:auto-grow-height="false" fo:min-height="1.686cm" fo:min-width="1.786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0.164cm" fo:min-width="0.135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textarea-horizontal-align="justify" draw:textarea-vertical-align="middle" draw:auto-grow-height="false" fo:min-height="4.068cm" fo:min-width="5.723cm"/>
    </style:style>
    <style:style style:name="gr12" style:family="graphic" style:parent-style-name="standard">
      <style:graphic-properties draw:fill-color="#adc5e7" draw:textarea-horizontal-align="justify" draw:textarea-vertical-align="middle" draw:auto-grow-height="false" fo:min-height="0.512cm" fo:min-width="5.723cm"/>
    </style:style>
    <style:style style:name="gr13" style:family="graphic" style:parent-style-name="standard">
      <style:graphic-properties draw:fill-color="#f8aa97" draw:textarea-horizontal-align="justify" draw:textarea-vertical-align="middle" draw:auto-grow-height="false" fo:min-height="0.512cm" fo:min-width="7.501cm"/>
    </style:style>
    <style:style style:name="gr14" style:family="graphic" style:parent-style-name="standard">
      <style:graphic-properties svg:stroke-width="0.159cm" svg:stroke-color="#000000" draw:marker-start="Arrow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15" style:family="graphic" style:parent-style-name="standard">
      <style:graphic-properties draw:stroke="none" svg:stroke-color="#000000" draw:fill="none" draw:fill-color="#ffffff" fo:min-height="0.81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95cm"/>
    </style:style>
    <style:style style:name="gr18" style:family="graphic" style:parent-style-name="standard">
      <style:graphic-properties draw:stroke="none" svg:stroke-color="#000000" draw:fill="none" draw:fill-color="#ffffff" fo:min-height="0.499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4.195cm"/>
    </style:style>
    <style:style style:name="gr21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3715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d9911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10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62a73b"/>
      <style:paragraph-properties fo:text-align="center"/>
      <style:text-properties fo:font-size="11pt" fo:font-weight="bold" style:font-size-asian="18pt" style:font-size-complex="18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d99116"/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adc5e7"/>
      <style:paragraph-properties fo:text-align="center"/>
      <style:text-properties fo:font-size="11pt" fo:font-weight="bold" style:font-size-asian="18pt" style:font-size-complex="18pt"/>
    </style:style>
    <style:style style:name="P14" style:family="paragraph">
      <loext:graphic-properties draw:fill-color="#f8aa97"/>
      <style:paragraph-properties fo:text-align="center"/>
    </style:style>
    <style:style style:name="P15" style:family="paragraph">
      <style:text-properties fo:font-size="96pt" style:font-size-asian="96pt" style:font-size-complex="96pt"/>
    </style:style>
    <style:style style:name="P16" style:family="paragraph">
      <loext:graphic-properties draw:fill="none" draw:fill-color="#ffffff"/>
      <style:text-properties fo:font-size="96pt" style:font-size-asian="96pt" style:font-size-complex="96pt"/>
    </style:style>
    <style:style style:name="P17" style:family="paragraph">
      <style:paragraph-properties fo:text-align="center"/>
      <style:text-properties fo:font-size="14pt" fo:font-weight="bold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8pt" style:font-size-complex="18pt"/>
    </style:style>
    <style:style style:name="T3" style:family="text">
      <style:text-properties fo:font-size="11pt" fo:font-weight="bold" style:font-size-asian="18pt" style:font-size-complex="1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5.08cm" svg:x="3.794cm" svg:y="13.065cm">
          <text:p text:style-name="P1"><text:span text:style-name="T1">Robot Control Logic</text:span></text:p>
          <text:p text:style-name="P1"><text:span text:style-name="T1">(cv_robo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524cm" svg:x="2.143cm" svg:y="7.096cm">
          <text:p text:style-name="P8"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0.889cm" svg:height="0.889cm" svg:x="18.948cm" svg:y="1.5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454cm" svg:x="19.066cm" svg:y="1.2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1411.320754717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4" draw:layer="layout" svg:width="0.889cm" svg:height="0.889cm" svg:x="7.518cm" svg:y="1.5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454cm" svg:x="7.636cm" svg:y="1.2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1411.320754717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2.032cm" svg:height="1.433cm" svg:x="5.459cm" svg:y="1.035cm">
          <draw:text-box>
            <text:p text:style-name="P5"><text:span text:style-name="T2">JeVois </text:span><text:span text:style-name="T2">Smart </text:span><text:span text:style-name="T2">Camera</text:span></text:p>
          </draw:text-box>
        </draw:frame>
        <draw:frame draw:style-name="gr5" draw:text-style-name="P6" draw:layer="layout" svg:width="2.032cm" svg:height="1.433cm" svg:x="16.916cm" svg:y="1.254cm">
          <draw:text-box>
            <text:p text:style-name="P5"><text:span text:style-name="T2">JeVois </text:span><text:span text:style-name="T2">Smart </text:span><text:span text:style-name="T2">Camera</text:span></text:p>
          </draw:text-box>
        </draw:frame>
        <draw:line draw:style-name="gr6" draw:text-style-name="P7" draw:layer="layout" svg:x1="8.747cm" svg:y1="5.318cm" svg:x2="9.89cm" svg:y2="6.334cm">
          <text:p/>
        </draw:line>
        <draw:line draw:style-name="gr6" draw:text-style-name="P7" draw:layer="layout" svg:x1="19.415cm" svg:y1="4.81cm" svg:x2="16.24cm" svg:y2="6.715cm">
          <text:p/>
        </draw:line>
        <draw:custom-shape draw:style-name="gr7" draw:text-style-name="P9" draw:layer="layout" svg:width="2.286cm" svg:height="1.936cm" svg:x="6.82cm" svg:y="3.382cm">
          <text:p text:style-name="P8"><text:span text:style-name="T3">Camera</text:span></text:p>
          <text:p text:style-name="P8"><text:span text:style-name="T3">Server</text:span></text:p>
          <text:p text:style-name="P8"><text:span text:style-name="T3">(cv_cam)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0.635cm" svg:height="10.414cm" draw:transform="rotate (1.5711453926453) translate (16.166cm 15.081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0.381cm" svg:height="0.381cm" draw:transform="rotate (1.5711453926453) translate (16.301cm 14.9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19.557cm 1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18.922cm 14.95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16.99cm 14.9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0.219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17.652cm 1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18.287cm 1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3.457cm 14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2.822cm 14.95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0.89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4.119cm 14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1.552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2.187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6.072cm 14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4.802cm 14.95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1" draw:layer="layout" svg:width="0.381cm" svg:height="0.381cm" draw:transform="rotate (1.5711453926453) translate (25.437cm 14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10.414cm" svg:height="1.039cm" draw:transform="rotate (-0.00174532925199447) translate (16.167cm 13.594cm)">
            <draw:text-box>
              <text:p text:style-name="P5"><text:span text:style-name="T2">Status Bar (cv_status)</text:span></text:p>
            </draw:text-box>
          </draw:frame>
        </draw:g>
        <draw:line draw:style-name="gr6" draw:text-style-name="P7" draw:layer="controls" svg:x1="16.24cm" svg:y1="10.398cm" svg:x2="19.415cm" svg:y2="14.335cm">
          <text:p/>
        </draw:line>
        <draw:line draw:style-name="gr6" draw:text-style-name="P7" draw:layer="controls" svg:x1="20.304cm" svg:y1="5.318cm" svg:x2="23.987cm" svg:y2="14.208cm">
          <text:p/>
        </draw:line>
        <draw:custom-shape draw:style-name="gr7" draw:text-style-name="P9" draw:layer="layout" svg:width="2.286cm" svg:height="1.936cm" svg:x="18.22cm" svg:y="3.382cm">
          <text:p text:style-name="P8"><text:span text:style-name="T3">C</text:span><text:span text:style-name="T3">a</text:span><text:span text:style-name="T3">m</text:span><text:span text:style-name="T3">e</text:span><text:span text:style-name="T3">r</text:span><text:span text:style-name="T3">a</text:span></text:p>
          <text:p text:style-name="P8"><text:span text:style-name="T3">S</text:span><text:span text:style-name="T3">e</text:span><text:span text:style-name="T3">r</text:span><text:span text:style-name="T3">v</text:span><text:span text:style-name="T3">e</text:span><text:span text:style-name="T3">r</text:span></text:p>
          <text:p text:style-name="P8"><text:span text:style-name="T3">(</text:span><text:span text:style-name="T3">c</text:span><text:span text:style-name="T3">v</text:span><text:span text:style-name="T3">_</text:span><text:span text:style-name="T3">c</text:span><text:span text:style-name="T3">a</text:span><text:span text:style-name="T3">m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2.54cm" svg:height="1.524cm" svg:x="1.943cm" svg:y="6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controls" svg:width="2.54cm" svg:height="1.524cm" svg:x="1.743cm" svg:y="6.696cm">
          <text:p text:style-name="P8"><text:span text:style-name="T2">Other</text:span></text:p>
          <text:p text:style-name="P8"><text:span text:style-name="T2">Sensors</text:span></text:p>
          <text:p text:style-name="P8"><text:span text:style-name="T2">(cv_sensor)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controls" svg:x1="4.683cm" svg:y1="7.477cm" svg:x2="9.763cm" svg:y2="6.842cm">
          <text:p/>
        </draw:line>
        <draw:custom-shape draw:style-name="gr11" draw:text-style-name="P8" draw:layer="layout" svg:width="6.223cm" svg:height="4.318cm" svg:x="9.89cm" svg:y="6.461cm">
          <text:p text:style-name="P8"><text:span text:style-name="T1">CV Database</text:span></text:p>
          <text:p text:style-name="P8"><text:span text:style-name="T1">(cv_db)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6.223cm" svg:height="0.762cm" svg:x="9.89cm" svg:y="6.461cm">
          <text:p text:style-name="P8"><text:span text:style-name="T3">Receiver Process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6.223cm" svg:height="0.762cm" svg:x="9.89cm" svg:y="10.013cm">
          <text:p text:style-name="P8"><text:span text:style-name="T3">Query Process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controls" svg:width="8.001cm" svg:height="0.762cm" svg:x="3.794cm" svg:y="17.383cm">
          <text:p text:style-name="P8"><text:span text:style-name="T3">RoboRio Process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controls" svg:width="8.001cm" svg:height="0.762cm" svg:x="3.794cm" svg:y="13.083cm">
          <text:p text:style-name="P8"><text:span text:style-name="T3">Query Processing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controls" svg:x1="11.795cm" svg:y1="15.986cm" svg:x2="15.986cm" svg:y2="14.843cm">
          <text:p/>
        </draw:line>
        <draw:line draw:style-name="gr14" draw:text-style-name="P8" draw:layer="controls" svg:x1="7.677cm" svg:y1="18.245cm" svg:x2="7.677cm" svg:y2="20.404cm">
          <text:p/>
        </draw:line>
        <draw:frame draw:style-name="gr15" draw:text-style-name="P6" draw:layer="controls" svg:width="2.935cm" svg:height="1.06cm" svg:x="4.756cm" svg:y="18.736cm">
          <draw:text-box>
            <text:p text:style-name="P5"><text:span text:style-name="T2">T</text:span><text:span text:style-name="T2">o </text:span><text:span text:style-name="T2">/ </text:span><text:span text:style-name="T2">Fr</text:span><text:span text:style-name="T2">o</text:span><text:span text:style-name="T2">m</text:span></text:p>
            <text:p text:style-name="P5"><text:span text:style-name="T2">R</text:span><text:span text:style-name="T2">o</text:span><text:span text:style-name="T2">b</text:span><text:span text:style-name="T2">o</text:span><text:span text:style-name="T2">Ri</text:span><text:span text:style-name="T2">o</text:span></text:p>
          </draw:text-box>
        </draw:frame>
        <draw:line draw:style-name="gr16" draw:text-style-name="P8" draw:layer="controls" svg:x1="11.795cm" svg:y1="10.906cm" svg:x2="7.858cm" svg:y2="12.938cm">
          <text:p/>
        </draw:line>
        <draw:line draw:style-name="gr16" draw:text-style-name="P8" draw:layer="controls" svg:x1="7.604cm" svg:y1="2.397cm" svg:x2="7.604cm" svg:y2="3.413cm">
          <text:p/>
        </draw:line>
        <draw:line draw:style-name="gr6" draw:text-style-name="P7" draw:layer="controls" svg:x1="8.239cm" svg:y1="2.397cm" svg:x2="8.239cm" svg:y2="3.413cm">
          <text:p/>
        </draw:line>
        <draw:line draw:style-name="gr16" draw:text-style-name="P8" draw:layer="controls" svg:x1="19.105cm" svg:y1="2.397cm" svg:x2="19.105cm" svg:y2="3.413cm">
          <text:p/>
        </draw:line>
        <draw:line draw:style-name="gr6" draw:text-style-name="P7" draw:layer="controls" svg:x1="19.74cm" svg:y1="2.397cm" svg:x2="19.74cm" svg:y2="3.413cm">
          <text:p/>
        </draw:line>
        <draw:frame draw:style-name="gr17" draw:text-style-name="P6" draw:layer="controls" svg:width="2.794cm" svg:height="0.645cm" svg:x="4.908cm" svg:y="2.536cm">
          <draw:text-box>
            <text:p text:style-name="P5"><text:span text:style-name="T2">Camera CLI</text:span></text:p>
          </draw:text-box>
        </draw:frame>
        <draw:frame draw:style-name="gr18" draw:text-style-name="P6" draw:layer="controls" svg:width="4.572cm" svg:height="0.749cm" svg:x="8.128cm" svg:y="2.537cm">
          <draw:text-box>
            <text:p text:style-name="P5"><text:span text:style-name="T2">Camera Log Messages</text:span></text:p>
          </draw:text-box>
        </draw:frame>
        <draw:line draw:style-name="gr6" draw:text-style-name="P7" draw:layer="controls" svg:x1="4.175cm" svg:y1="8.62cm" svg:x2="16.875cm" svg:y2="14.335cm">
          <text:p/>
        </draw:line>
        <draw:line draw:style-name="gr19" draw:text-style-name="P7" draw:layer="controls" svg:x1="9.128cm" svg:y1="4.81cm" svg:x2="10.906cm" svg:y2="6.461cm">
          <text:p/>
        </draw:line>
        <draw:line draw:style-name="gr6" draw:text-style-name="P7" draw:layer="controls" svg:x1="13.954cm" svg:y1="10.779cm" svg:x2="18.399cm" svg:y2="14.335cm">
          <text:p/>
        </draw:line>
        <draw:frame draw:style-name="gr20" draw:text-style-name="P16" draw:layer="controls" svg:width="0.635cm" svg:height="4.445cm" svg:x="20.947cm" svg:y="0.527cm">
          <draw:text-box>
            <text:p text:style-name="P15"><text:span text:style-name="T4">}</text:span></text:p>
          </draw:text-box>
        </draw:frame>
        <draw:frame draw:style-name="gr21" draw:text-style-name="P18" draw:layer="controls" svg:width="4.191cm" svg:height="2.536cm" svg:x="22.59cm" svg:y="1.736cm">
          <draw:text-box>
            <text:p text:style-name="P17"><text:span text:style-name="T5">Could be many cameras all feeding into the CV 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18:35:36.722089631</meta:creation-date>
    <dc:date>2018-12-01T20:18:01.391357524</dc:date>
    <meta:editing-duration>PT41M5S</meta:editing-duration>
    <meta:editing-cycles>9</meta:editing-cycles>
    <meta:generator>LibreOffice/6.0.6.2$Linux_X86_64 LibreOffice_project/00m0$Build-2</meta:generator>
    <meta:document-statistic meta:object-count="58"/>
  </office:meta>
</office:document-meta>
</file>